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.009cm" fo:break-before="auto" style:use-optimal-row-height="true"/>
    </style:style>
    <style:style style:name="ro6" style:family="table-row">
      <style:table-row-properties style:row-height="1.101cm" fo:break-before="auto" style:use-optimal-row-height="true"/>
    </style:style>
    <style:style style:name="ro7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4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9-24_10-35-32_000.jpg</text:p>
          </table:table-cell>
          <table:table-cell table:style-name="ce11" office:value-type="string">
            <text:p>:m RES 1*2 / free# JVEMV6 68#_id=R27I:1 / 68. theoretical-physics(tp) / w=~,topics=三角形の２辺それぞれの二乗の合計。対辺の二乗との関係,other=~,s=~,i=~,doc=~</text:p>
          </table:table-cell>
          <table:table-cell table:style-name="ce11"/>
          <table:table-cell table:style-name="ce4"/>
          <table:table-cell table:style-name="ce4" office:value-type="string">
            <text:p>N-35-35-28.669738 E-139-34-48.995361</text:p>
          </table:table-cell>
          <table:table-cell table:style-name="ce38" table:formula="of:=IF([.E2]=&quot;&quot;;[.C2];CONCATENATE([.C2];&quot; / &quot;;[.E2]))" office:value-type="string" office:string-value=":m RES 1*2 / free# JVEMV6 68#_id=R27I:1 / 68. theoretical-physics(tp) / w=~,topics=三角形の２辺それぞれの二乗の合計。対辺の二乗との関係,other=~,s=~,i=~,doc=~">
            <text:p>:m RES 1*2 / free# JVEMV6 68#_id=R27I:1 / 68. theoretical-physics(tp) / w=~,topics=三角形の２辺それぞれの二乗の合計。対辺の二乗との関係,other=~,s=~,i=~,doc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9-24_10-35-56_000.jpg</text:p>
          </table:table-cell>
          <table:table-cell table:style-name="ce11" office:value-type="string">
            <text:p>:m RES 2*2 / free# JVEMV6 68#_id=R27I:1 / 68. theoretical-physics(tp) / w=~,topics=三角形の２辺それぞれの二乗の合計。対辺の二乗との関係,other=~,s=~,i=~,doc=~ / N+</text:p>
          </table:table-cell>
          <table:table-cell table:style-name="ce11"/>
          <table:table-cell table:style-name="ce4"/>
          <table:table-cell table:style-name="ce4" office:value-type="string">
            <text:p>N-35-35-28.601074 E-139-34-48.830566</text:p>
          </table:table-cell>
          <table:table-cell table:style-name="ce38" table:formula="of:=IF([.E3]=&quot;&quot;;[.C3];CONCATENATE([.C3];&quot; / &quot;;[.E3]))" office:value-type="string" office:string-value=":m RES 2*2 / free# JVEMV6 68#_id=R27I:1 / 68. theoretical-physics(tp) / w=~,topics=三角形の２辺それぞれの二乗の合計。対辺の二乗との関係,other=~,s=~,i=~,doc=~ / N+">
            <text:p>:m RES 2*2 / free# JVEMV6 68#_id=R27I:1 / 68. theoretical-physics(tp) / w=~,topics=三角形の２辺それぞれの二乗の合計。対辺の二乗との関係,other=~,s=~,i=~,doc=~ / N+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9-24_12-16-38_000.jpg</text:p>
          </table:table-cell>
          <table:table-cell table:style-name="ce4" office:value-type="string">
            <text:p>:m 食べた物</text:p>
          </table:table-cell>
          <table:table-cell table:style-name="ce11"/>
          <table:table-cell table:style-name="ce4"/>
          <table:table-cell table:style-name="ce4" office:value-type="string">
            <text:p>N-35-35-28.504943 E-139-34-49.270019</text:p>
          </table:table-cell>
          <table:table-cell table:style-name="ce38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9-24_14-23-42_000.jpg</text:p>
          </table:table-cell>
          <table:table-cell table:style-name="ce11" office:value-type="string">
            <text:p>:m RES 1*3 / free# JVEMV6 68#_102:2 / 68. theoretical-physics(tp) / w=~,topics=コーシー・シュワルツ,other=~,s=~,i=~,doc=7-1~5</text:p>
          </table:table-cell>
          <table:table-cell table:style-name="ce11"/>
          <table:table-cell table:style-name="ce4"/>
          <table:table-cell table:style-name="ce4" office:value-type="string">
            <text:p>N-35-35-28.669738 E-139-34-49.819335</text:p>
          </table:table-cell>
          <table:table-cell table:style-name="ce38" table:formula="of:=IF([.E5]=&quot;&quot;;[.C5];CONCATENATE([.C5];&quot; / &quot;;[.E5]))" office:value-type="string" office:string-value=":m RES 1*3 / free# JVEMV6 68#_102:2 / 68. theoretical-physics(tp) / w=~,topics=コーシー・シュワルツ,other=~,s=~,i=~,doc=7-1~5">
            <text:p>:m RES 1*3 / free# JVEMV6 68#_102:2 / 68. theoretical-physics(tp) / w=~,topics=コーシー・シュワルツ,other=~,s=~,i=~,doc=7-1~5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4" office:value-type="string">
            <text:p>2021-09-24_14-24-04_000.jpg</text:p>
          </table:table-cell>
          <table:table-cell table:style-name="ce11" office:value-type="string">
            <text:p>:m RES 2*3 / free# JVEMV6 68#_102:2 68#_103:1 / 68. theoretical-physics(tp) / w=~,topics=コーシー・シュワルツ,other=q+:(a*x+b=0),s=~,i=~,doc=7-1~5</text:p>
          </table:table-cell>
          <table:table-cell table:style-name="ce11"/>
          <table:table-cell table:style-name="ce4"/>
          <table:table-cell table:style-name="ce4" office:value-type="string">
            <text:p>N-35-35-28.710937 E-139-34-49.105224</text:p>
          </table:table-cell>
          <table:table-cell table:style-name="ce38" table:formula="of:=IF([.E6]=&quot;&quot;;[.C6];CONCATENATE([.C6];&quot; / &quot;;[.E6]))" office:value-type="string" office:string-value=":m RES 2*3 / free# JVEMV6 68#_102:2 68#_103:1 / 68. theoretical-physics(tp) / w=~,topics=コーシー・シュワルツ,other=q+:(a*x+b=0),s=~,i=~,doc=7-1~5">
            <text:p>:m RES 2*3 / free# JVEMV6 68#_102:2 68#_103:1 / 68. theoretical-physics(tp) / w=~,topics=コーシー・シュワルツ,other=q+:(a*x+b=0),s=~,i=~,doc=7-1~5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9-24_14-24-28_000.jpg</text:p>
          </table:table-cell>
          <table:table-cell table:style-name="ce11" office:value-type="string">
            <text:p>:m RES 3*3 / free# JVEMV6 68#_102:2 / 68. theoretical-physics(tp) / w=~,topics=コーシー・シュワルツ,other=q+:(a-&gt;//b-&gt;),s=~,i=~,doc=7-1~5</text:p>
          </table:table-cell>
          <table:table-cell table:style-name="ce11"/>
          <table:table-cell table:style-name="ce4"/>
          <table:table-cell table:style-name="ce4" office:value-type="string">
            <text:p>N-35-35-28.614807 E-139-34-49.105224</text:p>
          </table:table-cell>
          <table:table-cell table:style-name="ce38" table:formula="of:=IF([.E7]=&quot;&quot;;[.C7];CONCATENATE([.C7];&quot; / &quot;;[.E7]))" office:value-type="string" office:string-value=":m RES 3*3 / free# JVEMV6 68#_102:2 / 68. theoretical-physics(tp) / w=~,topics=コーシー・シュワルツ,other=q+:(a-&gt;//b-&gt;),s=~,i=~,doc=7-1~5">
            <text:p>:m RES 3*3 / free# JVEMV6 68#_102:2 / 68. theoretical-physics(tp) / w=~,topics=コーシー・シュワルツ,other=q+:(a-&gt;//b-&gt;),s=~,i=~,doc=7-1~5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9-24_16-29-20_000.jpg</text:p>
          </table:table-cell>
          <table:table-cell table:style-name="ce19" office:value-type="string">
            <text:p>:m RES 1*2 / free# JVEMV6 76#_id=VN5S:4 / 76. theoretical-physics(tp) / w=(F_total=10^3*r*Π^2),topics=~,other=~,s=~,i=~,doc=~</text:p>
          </table:table-cell>
          <table:table-cell table:style-name="ce19"/>
          <table:table-cell table:style-name="ce4"/>
          <table:table-cell table:style-name="ce4" office:value-type="string">
            <text:p>N-35-35-28.532409 E-139-34-49.160156</text:p>
          </table:table-cell>
          <table:table-cell table:style-name="ce38" table:formula="of:=IF([.E8]=&quot;&quot;;[.C8];CONCATENATE([.C8];&quot; / &quot;;[.E8]))" office:value-type="string" office:string-value=":m RES 1*2 / free# JVEMV6 76#_id=VN5S:4 / 76. theoretical-physics(tp) / w=(F_total=10^3*r*Π^2),topics=~,other=~,s=~,i=~,doc=~">
            <text:p>:m RES 1*2 / free# JVEMV6 76#_id=VN5S:4 / 76. theoretical-physics(tp) / w=(F_total=10^3*r*Π^2),topics=~,other=~,s=~,i=~,doc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9-24_16-29-54_000.jpg</text:p>
          </table:table-cell>
          <table:table-cell table:style-name="ce11" office:value-type="string">
            <text:p>:m RES 2*2 / free# JVEMV6 76#_id=VN5S:4 / 76. theoretical-physics(tp) / w=~,topics=~,other=conc+,s=~,i=~,doc=~</text:p>
          </table:table-cell>
          <table:table-cell table:style-name="ce11"/>
          <table:table-cell table:style-name="ce4"/>
          <table:table-cell table:style-name="ce4" office:value-type="string">
            <text:p>N-35-35-28.532409 E-139-34-49.160156</text:p>
          </table:table-cell>
          <table:table-cell table:style-name="ce38" table:formula="of:=IF([.E9]=&quot;&quot;;[.C9];CONCATENATE([.C9];&quot; / &quot;;[.E9]))" office:value-type="string" office:string-value=":m RES 2*2 / free# JVEMV6 76#_id=VN5S:4 / 76. theoretical-physics(tp) / w=~,topics=~,other=conc+,s=~,i=~,doc=~">
            <text:p>:m RES 2*2 / free# JVEMV6 76#_id=VN5S:4 / 76. theoretical-physics(tp) / w=~,topics=~,other=conc+,s=~,i=~,doc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9-24_18-11-19_000.jpg</text:p>
          </table:table-cell>
          <table:table-cell table:style-name="ce11" office:value-type="string">
            <text:p>:m RES 1-2*4 / free# JVEMV6 68#_103:2 / 68. theoretical-physics(tp) / w=~,topics=((a+b)/2&gt;=√(a*b)),other=orig+:((a_1+a_2+...)/n&gt;=n√(a_1*a_2*...)));q+:(a&gt;b⇔a^n&gt;b^n),s=~,i=~,doc=7-1~5</text:p>
          </table:table-cell>
          <table:table-cell table:style-name="ce11"/>
          <table:table-cell table:style-name="ce4"/>
          <table:table-cell table:style-name="ce4" office:value-type="string">
            <text:p>N-35-35-28.587341 E-139-34-49.215087</text:p>
          </table:table-cell>
          <table:table-cell table:style-name="ce38" table:formula="of:=IF([.E10]=&quot;&quot;;[.C10];CONCATENATE([.C10];&quot; / &quot;;[.E10]))" office:value-type="string" office:string-value=":m RES 1-2*4 / free# JVEMV6 68#_103:2 / 68. theoretical-physics(tp) / w=~,topics=((a+b)/2&gt;=√(a*b)),other=orig+:((a_1+a_2+...)/n&gt;=n√(a_1*a_2*...)));q+:(a&gt;b⇔a^n&gt;b^n),s=~,i=~,doc=7-1~5">
            <text:p>:m RES 1-2*4 / free# JVEMV6 68#_103:2 / 68. theoretical-physics(tp) / w=~,topics=((a+b)/2&gt;=√(a*b)),other=orig+:((a_1+a_2+...)/n&gt;=n√(a_1*a_2*...)));q+:(a&gt;b⇔a^n&gt;b^n),s=~,i=~,doc=7-1~5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4" office:value-type="string">
            <text:p>2021-09-24_18-11-51_000.jpg</text:p>
          </table:table-cell>
          <table:table-cell table:style-name="ce18" office:value-type="string">
            <text:p>:m RES 3-4*4 / free# JVEMV6 68#_103:2 / 68. theoretical-physics(tp) / w=~,topics=((a+b)/2&gt;=√(a*b)),other=orig+:((a_1+a_2+...)/n&gt;=n√(a_1*a_2*...)));,s=~,i=~,doc=7-1~5</text:p>
          </table:table-cell>
          <table:table-cell table:style-name="ce18"/>
          <table:table-cell table:style-name="ce4"/>
          <table:table-cell table:style-name="ce4" office:value-type="string">
            <text:p>N-35-35-28.587341 E-139-34-49.215087</text:p>
          </table:table-cell>
          <table:table-cell table:style-name="ce38" table:formula="of:=IF([.E11]=&quot;&quot;;[.C11];CONCATENATE([.C11];&quot; / &quot;;[.E11]))" office:value-type="string" office:string-value=":m RES 3-4*4 / free# JVEMV6 68#_103:2 / 68. theoretical-physics(tp) / w=~,topics=((a+b)/2&gt;=√(a*b)),other=orig+:((a_1+a_2+...)/n&gt;=n√(a_1*a_2*...)));,s=~,i=~,doc=7-1~5">
            <text:p>:m RES 3-4*4 / free# JVEMV6 68#_103:2 / 68. theoretical-physics(tp) / w=~,topics=((a+b)/2&gt;=√(a*b)),other=orig+:((a_1+a_2+...)/n&gt;=n√(a_1*a_2*...)));,s=~,i=~,doc=7-1~5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9-24_18-12-23_000.jpg</text:p>
          </table:table-cell>
          <table:table-cell table:style-name="ce8" office:value-type="string">
            <text:p>:m / 1*1 / percussion,rythm / session-memo / s.1:item=やかん,hitter=hand:both,pieces=~,genr=pattern-atom,other=指番号、割り当て。打撃対象の、位置への、記号、割り当て,memo+</text:p>
          </table:table-cell>
          <table:table-cell table:style-name="ce19"/>
          <table:table-cell table:style-name="ce4"/>
          <table:table-cell table:style-name="ce4" office:value-type="string">
            <text:p>N-35-35-28.477478 E-139-34-49.215087</text:p>
          </table:table-cell>
          <table:table-cell table:style-name="ce38" table:formula="of:=IF([.E12]=&quot;&quot;;[.C12];CONCATENATE([.C12];&quot; / &quot;;[.E12]))" office:value-type="string" office:string-value=":m / 1*1 / percussion,rythm / session-memo / s.1:item=やかん,hitter=hand:both,pieces=~,genr=pattern-atom,other=指番号、割り当て。打撃対象の、位置への、記号、割り当て,memo+">
            <text:p>:m / 1*1 / percussion,rythm / session-memo / s.1:item=やかん,hitter=hand:both,pieces=~,genr=pattern-atom,other=指番号、割り当て。打撃対象の、位置への、記号、割り当て,memo+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4" office:value-type="string">
            <text:p>2021-09-24_20-51-06_000.jpg</text:p>
          </table:table-cell>
          <table:table-cell table:style-name="ce11" office:value-type="string">
            <text:p>:m 食べた物</text:p>
          </table:table-cell>
          <table:table-cell table:style-name="ce11"/>
          <table:table-cell table:style-name="ce4"/>
          <table:table-cell table:style-name="ce4" office:value-type="string">
            <text:p>N-35-35-28.656005 E-139-34-49.489746</text:p>
          </table:table-cell>
          <table:table-cell table:style-name="ce38" table:formula="of:=IF([.E13]=&quot;&quot;;[.C13];CONCATENATE([.C13];&quot; / &quot;;[.E13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09-24_23-51-02_000.jpg</text:p>
          </table:table-cell>
          <table:table-cell table:style-name="ce18" office:value-type="string">
            <text:p><text:s/>:PHOTO 記録 / @自室 / what=ワセリン / for=~ / occasion=終了：使い切った</text:p>
          </table:table-cell>
          <table:table-cell table:style-name="ce18"/>
          <table:table-cell table:style-name="ce4"/>
          <table:table-cell table:style-name="ce4" office:value-type="string">
            <text:p>N-35-35-28.614807 E-139-34-48.940429</text:p>
          </table:table-cell>
          <table:table-cell table:style-name="ce38" table:formula="of:=IF([.E14]=&quot;&quot;;[.C14];CONCATENATE([.C14];&quot; / &quot;;[.E14]))" office:value-type="string" office:string-value=" :PHOTO 記録 / @自室 / what=ワセリン / for=~ / occasion=終了：使い切った">
            <text:p><text:s/>:PHOTO 記録 / @自室 / what=ワセリン / for=~ / occasion=終了：使い切った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1-09-25_00-42-45_000.jpg</text:p>
          </table:table-cell>
          <table:table-cell table:style-name="ce8" office:value-type="string">
            <text:p>:PHOTO 記録 / 経過記録；作ったもの / food=焼酎漬け / material=セージ,liquor=麦焼酎：??ml,time=~,container=green-cap / type=~,other=一日漬け；セージを取り出したあと、色が変化するかを、記録したい,id=2021-09-25_00-42-45_000.jpg</text:p>
          </table:table-cell>
          <table:table-cell table:style-name="ce11"/>
          <table:table-cell table:style-name="ce4"/>
          <table:table-cell table:style-name="ce4" office:value-type="string">
            <text:p>N-35-35-28.504943 E-139-34-49.215087</text:p>
          </table:table-cell>
          <table:table-cell table:style-name="ce38" table:formula="of:=IF([.E15]=&quot;&quot;;[.C15];CONCATENATE([.C15];&quot; / &quot;;[.E15]))" office:value-type="string" office:string-value=":PHOTO 記録 / 経過記録；作ったもの / food=焼酎漬け / material=セージ,liquor=麦焼酎：??ml,time=~,container=green-cap / type=~,other=一日漬け；セージを取り出したあと、色が変化するかを、記録したい,id=2021-09-25_00-42-45_000.jpg">
            <text:p>:PHOTO 記録 / 経過記録；作ったもの / food=焼酎漬け / material=セージ,liquor=麦焼酎：??ml,time=~,container=green-cap / type=~,other=一日漬け；セージを取り出したあと、色が変化するかを、記録したい,id=2021-09-25_00-42-45_000.jpg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1-09-25_02-52-12_000.jpg</text:p>
          </table:table-cell>
          <table:table-cell table:style-name="ce19" office:value-type="string">
            <text:p>:m other / log / 寝る前　ウェブ閲覧　記録　（for オナニー） / 未了</text:p>
          </table:table-cell>
          <table:table-cell table:style-name="ce11"/>
          <table:table-cell table:style-name="ce4"/>
          <table:table-cell table:style-name="ce4" office:value-type="string">
            <text:p>N-35-35-28.518676 E-139-34-49.215087</text:p>
          </table:table-cell>
          <table:table-cell table:style-name="ce38" table:formula="of:=IF([.E16]=&quot;&quot;;[.C16];CONCATENATE([.C16];&quot; / &quot;;[.E16]))" office:value-type="string" office:string-value=":m other / log / 寝る前　ウェブ閲覧　記録　（for オナニー） / 未了">
            <text:p>:m other / log / 寝る前　ウェブ閲覧　記録　（for オナニー） / 未了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1-09-25_02-52-28_000.jpg</text:p>
          </table:table-cell>
          <table:table-cell table:style-name="ce11" office:value-type="string">
            <text:p>:m :PHOTO 寝た時刻 / 2021</text:p>
          </table:table-cell>
          <table:table-cell table:style-name="ce11"/>
          <table:table-cell table:style-name="ce4"/>
          <table:table-cell table:style-name="ce4" office:value-type="string">
            <text:p>N-35-35-28.518676 E-139-34-49.215087</text:p>
          </table:table-cell>
          <table:table-cell table:style-name="ce38" table:formula="of:=IF([.E17]=&quot;&quot;;[.C17];CONCATENATE([.C17];&quot; / &quot;;[.E17]))" office:value-type="string" office:string-value=":m :PHOTO 寝た時刻 / 2021">
            <text:p>:m :PHOTO 寝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1-09-25_07-27-54_000.jpg</text:p>
          </table:table-cell>
          <table:table-cell table:style-name="ce18" office:value-type="string">
            <text:p>:m :PHOTO 起きた時刻 / 2021</text:p>
          </table:table-cell>
          <table:table-cell table:style-name="ce19"/>
          <table:table-cell table:style-name="ce4"/>
          <table:table-cell table:style-name="ce4" office:value-type="string">
            <text:p>N-35-35-28.656005 E-139-34-48.830566</text:p>
          </table:table-cell>
          <table:table-cell table:style-name="ce38" table:formula="of:=IF([.E18]=&quot;&quot;;[.C18];CONCATENATE([.C18];&quot; / &quot;;[.E18]))" office:value-type="string" office:string-value=":m :PHOTO 起きた時刻 / 2021">
            <text:p>:m :PHOTO 起きた時刻 / 202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8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1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1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7]=&quot;&quot;;[.C57];CONCATENATE([.C57];&quot; / &quot;;[.E5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8]=&quot;&quot;;[.C58];CONCATENATE([.C58];&quot; / &quot;;[.E5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9]=&quot;&quot;;[.C59];CONCATENATE([.C59];&quot; / &quot;;[.E5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0]=&quot;&quot;;[.C60];CONCATENATE([.C60];&quot; / &quot;;[.E6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1]=&quot;&quot;;[.C61];CONCATENATE([.C61];&quot; / &quot;;[.E6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2]=&quot;&quot;;[.C62];CONCATENATE([.C62];&quot; / &quot;;[.E6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7"/>
          <table:table-cell table:style-name="ce4"/>
          <table:table-cell table:style-name="ce4"/>
          <table:table-cell table:style-name="ce38" table:formula="of:=IF([.E63]=&quot;&quot;;[.C63];CONCATENATE([.C63];&quot; / &quot;;[.E6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37"/>
          <table:table-cell table:style-name="ce4"/>
          <table:table-cell table:style-name="ce4"/>
          <table:table-cell table:style-name="ce38" table:formula="of:=IF([.E64]=&quot;&quot;;[.C64];CONCATENATE([.C64];&quot; / &quot;;[.E6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65]=&quot;&quot;;[.C65];CONCATENATE([.C65];&quot; / &quot;;[.E6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8" table:formula="of:=IF([.E66]=&quot;&quot;;[.C66];CONCATENATE([.C66];&quot; / &quot;;[.E6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7]=&quot;&quot;;[.C67];CONCATENATE([.C67];&quot; / &quot;;[.E6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8]=&quot;&quot;;[.C68];CONCATENATE([.C68];&quot; / &quot;;[.E6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9]=&quot;&quot;;[.C69];CONCATENATE([.C69];&quot; / &quot;;[.E6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0]=&quot;&quot;;[.C70];CONCATENATE([.C70];&quot; / &quot;;[.E7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1]=&quot;&quot;;[.C71];CONCATENATE([.C71];&quot; / &quot;;[.E7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2]=&quot;&quot;;[.C72];CONCATENATE([.C72];&quot; / &quot;;[.E7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3]=&quot;&quot;;[.C73];CONCATENATE([.C73];&quot; / &quot;;[.E7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4]=&quot;&quot;;[.C74];CONCATENATE([.C74];&quot; / &quot;;[.E7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5]=&quot;&quot;;[.C75];CONCATENATE([.C75];&quot; / &quot;;[.E7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6]=&quot;&quot;;[.C76];CONCATENATE([.C76];&quot; / &quot;;[.E7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7]=&quot;&quot;;[.C77];CONCATENATE([.C77];&quot; / &quot;;[.E7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number-columns-repeated="2" table:style-name="ce11" office:value-type="string">
            <text:p>**</text:p>
          </table:table-cell>
          <table:table-cell table:style-name="ce20"/>
          <table:table-cell table:style-name="ce4"/>
          <table:table-cell table:style-name="ce4"/>
          <table:table-cell table:style-name="ce38" table:formula="of:=IF([.E78]=&quot;&quot;;[.C78];CONCATENATE([.C78];&quot; / &quot;;[.E78]))" office:value-type="string" office:string-value="**">
            <text:p>**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9]=&quot;&quot;;[.C79];CONCATENATE([.C79];&quot; / &quot;;[.E7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80]=&quot;&quot;;[.C80];CONCATENATE([.C80];&quot; / &quot;;[.E8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/>
          <table:table-cell table:style-name="ce11"/>
          <table:table-cell table:style-name="ce4"/>
          <table:table-cell table:style-name="ce4"/>
          <table:table-cell table:style-name="ce4"/>
          <table:table-cell table:style-name="ce38" table:formula="of:=IF([.E82]=&quot;&quot;;[.C82];CONCATENATE([.C82];&quot; / &quot;;[.E8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/>
          <table:table-cell table:style-name="ce11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/>
          <table:table-cell table:style-name="ce19" office:value-type="string">
            <text:p>:m other / log / 寝る前　ウェブ閲覧　記録　（for オナニー） / 未了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/>
          <table:table-cell table:style-name="ce11" office:value-type="string">
            <text:p>:m :PHOTO 寝た時刻 / 2021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/>
          <table:table-cell table:style-name="ce18" office:value-type="string">
            <text:p>:m :PHOTO 起きた時刻 / 2021</text:p>
          </table:table-cell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9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18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86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2" office:value-type="string">
            <text:p>blank</text:p>
          </table:table-cell>
          <table:table-cell table:style-name="ce32" table:formula="of:=COUNTBLANK([.$C$2:.C45])" office:value-type="float" office:value="27">
            <text:p>27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-*</text:p>
          </table:table-cell>
          <table:table-cell table:style-name="ce33" table:formula="of:=COUNTIF([.$C$2:.$C8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XXX</text:p>
          </table:table-cell>
          <table:table-cell table:style-name="ce34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total</text:p>
          </table:table-cell>
          <table:table-cell table:style-name="ce32" table:formula="of:=COUNTA([.$B$2:.$B29])" office:value-type="float" office:value="17">
            <text:p>17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6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2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2" office:value-type="string">
            <text:p>:bookmemo / 読んだ本 / 『』 / 著者=X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7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1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:PHOTO 起きた時刻 / 202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二度寝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1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25">2021/09/25</text:date>, <text:time>12:00:2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9-25T12:00:20.02</dc:date>
    <dc:creator>iwabuchi ken</dc:creator>
    <meta:editing-duration>P37DT14H50M41S</meta:editing-duration>
    <meta:editing-cycles>13394</meta:editing-cycles>
    <meta:document-statistic meta:table-count="1" meta:cell-count="463" meta:object-count="0"/>
  </office:meta>
</office:document-meta>
</file>